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992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D66]-[Bugdet.D68]-[Bugdet.D69]-[Bugdet.D6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D6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onboard</text:p>
          </table:table-cell>
          <table:table-cell table:style-name="ce169"/>
          <table:table-cell table:number-columns-repeated="1638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number-columns-repeated="1637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18"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number-columns-repeated="1637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number-columns-repeated="1637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77"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95"/>
          <table:table-cell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/>
          <table:table-cell table:style-name="ce204"/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/>
          <table:table-cell table:style-name="ce204"/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23:54:36.107124641</dc:date>
    <meta:editing-duration>P19DT4H58M29S</meta:editing-duration>
    <meta:editing-cycles>986</meta:editing-cycles>
    <meta:generator>LibreOffice/24.8.4.2$Linux_X86_64 LibreOffice_project/480$Build-2</meta:generator>
    <meta:document-statistic meta:table-count="18" meta:cell-count="1318" meta:object-count="0"/>
  </office:meta>
</office:document-meta>
</file>